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26eeb0"/>
    </style:style>
    <style:style style:name="P5" style:family="paragraph" style:parent-style-name="Text_20_body">
      <style:paragraph-properties fo:text-align="start" style:justify-single-word="false"/>
      <style:text-properties officeooo:paragraph-rsid="0028e9c1"/>
    </style:style>
    <style:style style:name="P6" style:family="paragraph" style:parent-style-name="Text_20_body">
      <style:paragraph-properties fo:text-align="start" style:justify-single-word="false"/>
      <style:text-properties officeooo:rsid="00203e05" officeooo:paragraph-rsid="00203e05"/>
    </style:style>
    <style:style style:name="P7" style:family="paragraph" style:parent-style-name="Text_20_body">
      <style:paragraph-properties fo:text-align="start" style:justify-single-word="false"/>
      <style:text-properties officeooo:rsid="0020b7d1" officeooo:paragraph-rsid="0020b7d1"/>
    </style:style>
    <style:style style:name="P8" style:family="paragraph" style:parent-style-name="Text_20_body">
      <style:paragraph-properties fo:text-align="start" style:justify-single-word="false"/>
      <style:text-properties officeooo:rsid="0021cdf2" officeooo:paragraph-rsid="0021cdf2"/>
    </style:style>
    <style:style style:name="P9" style:family="paragraph" style:parent-style-name="Text_20_body">
      <style:paragraph-properties fo:text-align="start" style:justify-single-word="false"/>
      <style:text-properties officeooo:rsid="002565e1" officeooo:paragraph-rsid="002565e1"/>
    </style:style>
    <style:style style:name="P10" style:family="paragraph" style:parent-style-name="Text_20_body">
      <style:paragraph-properties fo:text-align="start" style:justify-single-word="false"/>
      <style:text-properties officeooo:rsid="002565e1" officeooo:paragraph-rsid="0026eeb0"/>
    </style:style>
    <style:style style:name="P11" style:family="paragraph" style:parent-style-name="Text_20_body">
      <style:paragraph-properties fo:text-align="start" style:justify-single-word="false"/>
      <style:text-properties fo:font-style="italic" fo:font-weight="bold" officeooo:rsid="00258538" officeooo:paragraph-rsid="00258538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tyle="italic" fo:font-weight="bold" officeooo:rsid="002b2d54" officeooo:paragraph-rsid="002b2d54" style:font-style-asian="italic" style:font-weight-asian="bold" style:font-style-complex="italic" style:font-weight-complex="bold"/>
    </style:style>
    <style:style style:name="P13" style:family="paragraph" style:parent-style-name="Text_20_body">
      <style:paragraph-properties fo:text-align="start" style:justify-single-word="false"/>
      <style:text-properties officeooo:rsid="0027cecb" officeooo:paragraph-rsid="0027cecb"/>
    </style:style>
    <style:style style:name="P14" style:family="paragraph" style:parent-style-name="Text_20_body">
      <style:paragraph-properties fo:text-align="start" style:justify-single-word="false"/>
      <style:text-properties officeooo:rsid="0027cecb" officeooo:paragraph-rsid="00293f04"/>
    </style:style>
    <style:style style:name="P15" style:family="paragraph" style:parent-style-name="Text_20_body">
      <style:paragraph-properties fo:text-align="start" style:justify-single-word="false"/>
      <style:text-properties officeooo:rsid="0027cecb" officeooo:paragraph-rsid="002c81f3"/>
    </style:style>
    <style:style style:name="P16" style:family="paragraph" style:parent-style-name="Text_20_body">
      <style:paragraph-properties fo:text-align="start" style:justify-single-word="false"/>
      <style:text-properties officeooo:rsid="0027cecb" officeooo:paragraph-rsid="002e2c90"/>
    </style:style>
    <style:style style:name="P17" style:family="paragraph" style:parent-style-name="Text_20_body">
      <style:paragraph-properties fo:text-align="start" style:justify-single-word="false"/>
      <style:text-properties officeooo:rsid="0028e9c1" officeooo:paragraph-rsid="0028e9c1"/>
    </style:style>
    <style:style style:name="P18" style:family="paragraph" style:parent-style-name="Text_20_body">
      <style:paragraph-properties fo:text-align="start" style:justify-single-word="false"/>
      <style:text-properties officeooo:rsid="00293f04" officeooo:paragraph-rsid="00293f04"/>
    </style:style>
    <style:style style:name="P19" style:family="paragraph" style:parent-style-name="Text_20_body">
      <style:paragraph-properties fo:text-align="start" style:justify-single-word="false"/>
      <style:text-properties officeooo:rsid="00293f04" officeooo:paragraph-rsid="002e2c90"/>
    </style:style>
    <style:style style:name="P20" style:family="paragraph" style:parent-style-name="Text_20_body">
      <style:text-properties officeooo:paragraph-rsid="0035f3f8"/>
    </style:style>
    <style:style style:name="P21" style:family="paragraph" style:parent-style-name="Text_20_body">
      <style:text-properties officeooo:paragraph-rsid="00360f99"/>
    </style:style>
    <style:style style:name="P22" style:family="paragraph" style:parent-style-name="Text_20_body">
      <style:text-properties officeooo:rsid="0035f3f8" officeooo:paragraph-rsid="0035f3f8"/>
    </style:style>
    <style:style style:name="P23" style:family="paragraph" style:parent-style-name="Text_20_body">
      <style:text-properties officeooo:paragraph-rsid="003c3042"/>
    </style:style>
    <style:style style:name="P24" style:family="paragraph" style:parent-style-name="Table_20_Contents">
      <style:paragraph-properties fo:text-align="start" style:justify-single-word="false"/>
      <style:text-properties officeooo:rsid="001e1864" officeooo:paragraph-rsid="001e1864"/>
    </style:style>
    <style:style style:name="P25" style:family="paragraph" style:parent-style-name="Table_20_Contents">
      <style:paragraph-properties fo:text-align="start" style:justify-single-word="false"/>
      <style:text-properties officeooo:rsid="001ffeb0" officeooo:paragraph-rsid="001ffeb0"/>
    </style:style>
    <style:style style:name="P26" style:family="paragraph" style:parent-style-name="Table_20_Contents">
      <style:paragraph-properties fo:text-align="start" style:justify-single-word="false"/>
      <style:text-properties officeooo:rsid="001ffeb0" officeooo:paragraph-rsid="0026eeb0"/>
    </style:style>
    <style:style style:name="P27" style:family="paragraph" style:parent-style-name="Table_20_Contents">
      <style:paragraph-properties fo:text-align="start" style:justify-single-word="false"/>
      <style:text-properties officeooo:rsid="00203e05" officeooo:paragraph-rsid="00203e05"/>
    </style:style>
    <style:style style:name="P28" style:family="paragraph" style:parent-style-name="Table_20_Contents">
      <style:paragraph-properties fo:text-align="start" style:justify-single-word="false"/>
      <style:text-properties officeooo:rsid="00203e05" officeooo:paragraph-rsid="0021cdf2"/>
    </style:style>
    <style:style style:name="P29" style:family="paragraph" style:parent-style-name="Table_20_Contents">
      <style:paragraph-properties fo:text-align="start" style:justify-single-word="false"/>
      <style:text-properties officeooo:rsid="0020b7d1" officeooo:paragraph-rsid="0020b7d1"/>
    </style:style>
    <style:style style:name="P30" style:family="paragraph" style:parent-style-name="Table_20_Contents">
      <style:paragraph-properties fo:text-align="start" style:justify-single-word="false"/>
      <style:text-properties officeooo:rsid="0021cdf2" officeooo:paragraph-rsid="0021cdf2"/>
    </style:style>
    <style:style style:name="P31" style:family="paragraph" style:parent-style-name="Table_20_Contents">
      <style:paragraph-properties fo:text-align="start" style:justify-single-word="false"/>
      <style:text-properties officeooo:rsid="002266dc" officeooo:paragraph-rsid="002266dc"/>
    </style:style>
    <style:style style:name="P32" style:family="paragraph" style:parent-style-name="Table_20_Contents">
      <style:paragraph-properties fo:text-align="start" style:justify-single-word="false"/>
      <style:text-properties officeooo:rsid="002565e1" officeooo:paragraph-rsid="002565e1"/>
    </style:style>
    <style:style style:name="P33" style:family="paragraph" style:parent-style-name="Table_20_Contents">
      <style:paragraph-properties fo:text-align="start" style:justify-single-word="false"/>
      <style:text-properties officeooo:rsid="0025786c" officeooo:paragraph-rsid="0025786c"/>
    </style:style>
    <style:style style:name="P34" style:family="paragraph" style:parent-style-name="Table_20_Contents">
      <style:paragraph-properties fo:text-align="start" style:justify-single-word="false"/>
      <style:text-properties officeooo:rsid="0027cecb" officeooo:paragraph-rsid="0027cecb"/>
    </style:style>
    <style:style style:name="P35" style:family="paragraph" style:parent-style-name="Table_20_Contents">
      <style:paragraph-properties fo:text-align="start" style:justify-single-word="false"/>
      <style:text-properties officeooo:rsid="0027cecb" officeooo:paragraph-rsid="002c81f3"/>
    </style:style>
    <style:style style:name="P36" style:family="paragraph" style:parent-style-name="Table_20_Contents">
      <style:paragraph-properties fo:text-align="start" style:justify-single-word="false"/>
      <style:text-properties officeooo:rsid="00280563" officeooo:paragraph-rsid="00280563"/>
    </style:style>
    <style:style style:name="P37" style:family="paragraph" style:parent-style-name="Table_20_Contents">
      <style:paragraph-properties fo:text-align="start" style:justify-single-word="false"/>
      <style:text-properties officeooo:paragraph-rsid="002f1054"/>
    </style:style>
    <style:style style:name="P38" style:family="paragraph" style:parent-style-name="Table_20_Contents">
      <style:paragraph-properties fo:text-align="start" style:justify-single-word="false"/>
      <style:text-properties officeooo:rsid="00293f04" officeooo:paragraph-rsid="00293f04"/>
    </style:style>
    <style:style style:name="P39" style:family="paragraph" style:parent-style-name="Table_20_Contents">
      <style:paragraph-properties fo:text-align="start" style:justify-single-word="false"/>
      <style:text-properties officeooo:rsid="002cdc09" officeooo:paragraph-rsid="002cdc09"/>
    </style:style>
    <style:style style:name="P40" style:family="paragraph" style:parent-style-name="Table_20_Contents">
      <style:paragraph-properties fo:text-align="start" style:justify-single-word="false"/>
      <style:text-properties officeooo:rsid="002df339" officeooo:paragraph-rsid="002df339"/>
    </style:style>
    <style:style style:name="P41" style:family="paragraph" style:parent-style-name="Table_20_Contents">
      <style:paragraph-properties fo:text-align="start" style:justify-single-word="false"/>
      <style:text-properties officeooo:rsid="0031977c" officeooo:paragraph-rsid="0031977c"/>
    </style:style>
    <style:style style:name="P42" style:family="paragraph" style:parent-style-name="Table_20_Contents">
      <style:text-properties officeooo:rsid="003415a9" officeooo:paragraph-rsid="003415a9"/>
    </style:style>
    <style:style style:name="P43" style:family="paragraph" style:parent-style-name="Table_20_Contents">
      <style:text-properties officeooo:rsid="0035f3f8" officeooo:paragraph-rsid="00360f99"/>
    </style:style>
    <style:style style:name="P44" style:family="paragraph" style:parent-style-name="Table_20_Contents">
      <style:text-properties officeooo:rsid="00374d65" officeooo:paragraph-rsid="00374d65"/>
    </style:style>
    <style:style style:name="P45" style:family="paragraph" style:parent-style-name="Table_20_Contents">
      <style:text-properties officeooo:rsid="003ab238" officeooo:paragraph-rsid="003ab238"/>
    </style:style>
    <style:style style:name="P46" style:family="paragraph" style:parent-style-name="Table_20_Contents">
      <style:text-properties officeooo:rsid="003c3042" officeooo:paragraph-rsid="003c3042"/>
    </style:style>
    <style:style style:name="P47" style:family="paragraph" style:parent-style-name="Table_20_Contents">
      <style:text-properties officeooo:rsid="003ea1cc" officeooo:paragraph-rsid="003ea1cc"/>
    </style:style>
    <style:style style:name="P48" style:family="paragraph" style:parent-style-name="Preformatted_20_Text">
      <style:paragraph-properties fo:text-align="start" style:justify-single-word="false"/>
      <style:text-properties officeooo:rsid="003079be" officeooo:paragraph-rsid="003079be"/>
    </style:style>
    <style:style style:name="P49" style:family="paragraph" style:parent-style-name="Preformatted_20_Text">
      <style:paragraph-properties fo:text-align="start" style:justify-single-word="false"/>
      <style:text-properties officeooo:rsid="00314296" officeooo:paragraph-rsid="00314296"/>
    </style:style>
    <style:style style:name="P50" style:family="paragraph" style:parent-style-name="Preformatted_20_Text">
      <style:text-properties officeooo:rsid="0037ac3a" officeooo:paragraph-rsid="0037ac3a"/>
    </style:style>
    <style:style style:name="P51" style:family="paragraph" style:parent-style-name="Preformatted_20_Text">
      <style:paragraph-properties fo:margin-top="0in" fo:margin-bottom="0.1965in" loext:contextual-spacing="false"/>
      <style:text-properties officeooo:rsid="003079be" officeooo:paragraph-rsid="003079be"/>
    </style:style>
    <style:style style:name="P52" style:family="paragraph" style:parent-style-name="Preformatted_20_Text">
      <style:paragraph-properties fo:margin-top="0in" fo:margin-bottom="0.1965in" loext:contextual-spacing="false"/>
      <style:text-properties officeooo:paragraph-rsid="0037ac3a"/>
    </style:style>
    <style:style style:name="P5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ffeb0"/>
    </style:style>
    <style:style style:name="T2" style:family="text">
      <style:text-properties officeooo:rsid="00203e05"/>
    </style:style>
    <style:style style:name="T3" style:family="text">
      <style:text-properties officeooo:rsid="0020b7d1"/>
    </style:style>
    <style:style style:name="T4" style:family="text">
      <style:text-properties officeooo:rsid="0024280f"/>
    </style:style>
    <style:style style:name="T5" style:family="text">
      <style:text-properties officeooo:rsid="00280563"/>
    </style:style>
    <style:style style:name="T6" style:family="text">
      <style:text-properties officeooo:rsid="0028e9c1"/>
    </style:style>
    <style:style style:name="T7" style:family="text">
      <style:text-properties officeooo:rsid="00293f04"/>
    </style:style>
    <style:style style:name="T8" style:family="text">
      <style:text-properties officeooo:rsid="002b2d54"/>
    </style:style>
    <style:style style:name="T9" style:family="text">
      <style:text-properties officeooo:rsid="002cdc09"/>
    </style:style>
    <style:style style:name="T10" style:family="text">
      <style:text-properties officeooo:rsid="002df339"/>
    </style:style>
    <style:style style:name="T11" style:family="text">
      <style:text-properties officeooo:rsid="002f1054"/>
    </style:style>
    <style:style style:name="T12" style:family="text">
      <style:text-properties officeooo:rsid="0031977c"/>
    </style:style>
    <style:style style:name="T13" style:family="text">
      <style:text-properties officeooo:rsid="0032c5df"/>
    </style:style>
    <style:style style:name="T14" style:family="text">
      <style:text-properties officeooo:rsid="003415a9"/>
    </style:style>
    <style:style style:name="T15" style:family="text">
      <style:text-properties officeooo:rsid="0035f3f8"/>
    </style:style>
    <style:style style:name="T16" style:family="text">
      <style:text-properties officeooo:rsid="00374d65"/>
    </style:style>
    <style:style style:name="T17" style:family="text">
      <style:text-properties officeooo:rsid="0037ac3a"/>
    </style:style>
    <style:style style:name="T18" style:family="text">
      <style:text-properties officeooo:rsid="003ab238"/>
    </style:style>
    <style:style style:name="T19" style:family="text">
      <style:text-properties officeooo:rsid="003c3042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3c653d"/>
    </style:style>
    <style:style style:name="T22" style:family="text">
      <style:text-properties officeooo:rsid="003cad01"/>
    </style:style>
    <style:style style:name="T23" style:family="text">
      <style:text-properties officeooo:rsid="0046e7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INSTALLATION OF LIGHTTPD, FASTCGI, CPPCMS, <text:span text:style-name="T8">PostgreSQL</text:span> AND HYDROGATE</text:h>
      <text:p text:style-name="P2"/>
      <text:p text:style-name="P11">Web server IP is: <text:span text:style-name="T2">127.0.0.1</text:span></text:p>
      <text:p text:style-name="P11">User account name is: <text:span text:style-name="T23">demouser</text:span></text:p>
      <text:p text:style-name="P12">Operating system: Ubuntu 12.04 64 bit server version</text:p>
      <text:h text:style-name="Heading_20_2" text:outline-level="2">1. Installation and Configuration of Lighttpd with CPPCMS</text:h>
      <text:p text:style-name="P3">- <text:span text:style-name="T1">Install lighttpd (web server) and w3m (terminal-based web browser for testing)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4">sudo apt-get install lighttpd</text:p>
            <text:p text:style-name="P24"/>
            <text:p text:style-name="P24">#optional</text:p>
            <text:p text:style-name="P24">sudo apt-get install w3m w3m-img</text:p>
          </table:table-cell>
        </table:table-row>
      </table:table>
      <text:p text:style-name="P3"/>
      <text:p text:style-name="P3">- <text:span text:style-name="T1">Test web server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5">w3m localhost</text:p>
          </table:table-cell>
        </table:table-row>
      </table:table>
      <text:p text:style-name="P3"/>
      <text:p text:style-name="P3">- <text:span text:style-name="T2">Specify which network devices we want the server to listen on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7">sudo vim /etc/lighttpd/lighttpd.conf</text:p>
          </table:table-cell>
        </table:table-row>
      </table:table>
      <text:p text:style-name="P3"/>
      <text:p text:style-name="P6">Add this line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7">server.bind <text:s text:c="16"/>= "127.0.0.1"</text:p>
          </table:table-cell>
        </table:table-row>
      </table:table>
      <text:p text:style-name="P6"/>
      <text:p text:style-name="P6">Restart the server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7">sudo /etc/init.d/lighttpd restart</text:p>
          </table:table-cell>
        </table:table-row>
      </table:table>
      <text:p text:style-name="P6"/>
      <text:p text:style-name="P6">- <text:span text:style-name="T3">Instruct the web server to start with regular user</text:span></text:p>
      <text:p text:style-name="P7">Create folder<text:span text:style-name="T4">s</text:span> <text:span text:style-name="T4">www (to host fastcgi files) and wwwlog (to store log file) </text:span>in user home directory. Account name is “demouser”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9">mkdir www <text:span text:style-name="T4">wwwlog</text:span></text:p>
            <text:p text:style-name="P28"><text:soft-page-break/>sudo vim /etc/lighttpd/lighttpd.conf</text:p>
          </table:table-cell>
        </table:table-row>
      </table:table>
      <text:p text:style-name="P7"/>
      <text:p text:style-name="P8">Change these lines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0">server.document-root <text:s text:c="7"/>= "/home/demouser/www"</text:p>
            <text:p text:style-name="P30">server.username <text:s text:c="12"/>= "demouser"</text:p>
            <text:p text:style-name="P30">server.groupname <text:s text:c="11"/>= "demouser"</text:p>
            <text:p text:style-name="P31">server.upload-dirs <text:s text:c="9"/>= ( "/var/tmp" )</text:p>
            <text:p text:style-name="P31">server.errorlog <text:s text:c="12"/>= "/home/demouser/wwwlog/error.log"</text:p>
            <text:p text:style-name="P31">server.pid-file <text:s text:c="12"/>= "/home/demouser/wwwlog/lighttpd.pid"</text:p>
          </table:table-cell>
        </table:table-row>
      </table:table>
      <text:p text:style-name="P8"/>
      <text:p text:style-name="P9">Change PIDFILE in /etc/init.d/lighttpd to cleanly start/stop the server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2">PIDFILE=/home/demouser/wwwlog/$NAME.pid</text:p>
            <text:p text:style-name="P33"># In reload event add “-f” to avoid reloading error</text:p>
            <text:p text:style-name="P33">rm -f $PIDFILE</text:p>
          </table:table-cell>
        </table:table-row>
      </table:table>
      <text:p text:style-name="P9"/>
      <text:p text:style-name="P4">- <text:span text:style-name="T1">Enable fastcgi and then instruct lighttpd to load new configuration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6">sudo lighty-enable-mod fastcgi</text:p>
          </table:table-cell>
        </table:table-row>
      </table:table>
      <text:p text:style-name="P10"/>
      <text:p text:style-name="P13">Add “mod_fastcgi” to config file “/etc/lighttpd/lighttpd.conf” in server.modules</text:p>
      <text:p text:style-name="P13">Restart the web server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4">sudo /etc/init.d/lighttpd restart</text:p>
          </table:table-cell>
        </table:table-row>
      </table:table>
      <text:p text:style-name="P13"/>
      <text:p text:style-name="P13">- <text:span text:style-name="T5">Install CPPCms dependencies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6">sudo apt-get install cmake libpcre3-dev zlib1g-dev libgcrypt11-dev libicu-dev python</text:p>
          </table:table-cell>
        </table:table-row>
      </table:table>
      <text:p text:style-name="P13"/>
      <text:p text:style-name="P13">– <text:span text:style-name="T5">Download cppcms source, rename and uncompress it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6">wget <text:a xlink:type="simple" xlink:href="http://downloads.sourceforge.net/project/cppcms/cppcms/1.0.5/cppcms-1.0.5.tar.bz2?r=http%3A%2F%2Fsourceforge.net%2Fprojects%2Fcppcms%2Ffiles%2F" text:style-name="Internet_20_link" text:visited-style-name="Visited_20_Internet_20_Link">http://downloads.sourceforge.net/project/cppcms/cppcms/1.0.5/cppcms-1.0.5.tar.bz2?r=http%3A%2F%2Fsourceforge.net%2Fprojects%2Fcppcms%2Ffiles%2F</text:a></text:p>
            <text:p text:style-name="P36">mv cppcms-1.0.5.tar.bz2\?r\=http\:%2F%2Fsourceforge.net%2Fprojects%2Fcppcms%2Ffiles%2F cppcms-1.0.5.tar.bz2</text:p>
            <text:p text:style-name="P36">tar jxf cppcms-1.0.5.tar.bz2</text:p>
            <text:p text:style-name="P36">cd cppcms-1.0.5</text:p>
          </table:table-cell>
        </table:table-row>
      </table:table>
      <text:p text:style-name="P13"/>
      <text:p text:style-name="P13">- <text:span text:style-name="T6">Build the cppcms source, test it and then install</text:span></text:p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5"><text:span text:style-name="T6">m</text:span>kdir buil<text:span text:style-name="T6">d</text:span></text:p>
            <text:p text:style-name="P5">cd build</text:p>
            <text:p text:style-name="P17">cmake ..</text:p>
            <text:p text:style-name="P17">make</text:p>
            <text:p text:style-name="P18">make test</text:p>
            <text:p text:style-name="P18">make install</text:p>
          </table:table-cell>
        </table:table-row>
      </table:table>
      <text:p text:style-name="P13"/>
      <text:p text:style-name="P14">- <text:span text:style-name="T7">By default, it installs cppcms dynamic library to the path “/usr/local/lib”, so add this library path under /etc/ld.so.conf.d and then run ldconfig with root right</text:span></text:p>
      <text:p text:style-name="P14">- <text:span text:style-name="T7">Configure /etc/lighttpd/lighttpd.conf to start cppcms executable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8">fastcgi.server = ( <text:s text:c="2"/></text:p>
            <text:p text:style-name="P38"><text:s text:c="4"/>## The script name of the application <text:s/></text:p>
            <text:p text:style-name="P38"><text:s text:c="4"/>"/hello" =&gt; (( <text:s/></text:p>
            <text:p text:style-name="P38"><text:s text:c="4"/>## Command line to run <text:s/></text:p>
            <text:p text:style-name="P38"><text:s text:c="4"/>"bin-path" =&gt; "/home/demouser/www/hello -c /home/demouser/www/config.js", <text:s/></text:p>
            <text:p text:style-name="P38"><text:s text:c="4"/>"socket" =&gt; "/tmp/hello-fcgi-socket", <text:s/></text:p>
            <text:p text:style-name="P38"><text:s text:c="4"/>## Important - only one process should start <text:s/></text:p>
            <text:p text:style-name="P38"><text:s text:c="4"/>"max-procs" =&gt; 1, <text:s text:c="2"/></text:p>
            <text:p text:style-name="P38"><text:s text:c="4"/>"check-local" =&gt; "disable" <text:s/></text:p>
            <text:p text:style-name="P38"><text:s text:c="2"/>)) <text:s/></text:p>
            <text:p text:style-name="P38">)</text:p>
          </table:table-cell>
        </table:table-row>
      </table:table>
      <text:p text:style-name="P14"/>
      <text:p text:style-name="P15">- Restart the web server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5">sudo /etc/init.d/lighttpd restart</text:p>
          </table:table-cell>
        </table:table-row>
      </table:table>
      <text:p text:style-name="P15"/>
      <text:p text:style-name="P15">- <text:span text:style-name="T9">Configure SSL for secure web</text:span></text:p>
      <text:p text:style-name="P15">- <text:span text:style-name="T9">Generate a certificate signing request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9">su -</text:p>
            <text:p text:style-name="P37"><text:span text:style-name="T9"><text:s/></text:span><text:span text:style-name="Source_20_Text">mkdir -p </text:span><text:span text:style-name="Source_20_Text"><text:span text:style-name="T11">/etc/lighttpd/certs</text:span></text:span><text:span text:style-name="Source_20_Text"><text:line-break/>cd </text:span><text:span text:style-name="Source_20_Text"><text:span text:style-name="T11">/etc/lighttpd/certs</text:span></text:span></text:p>
            <text:p text:style-name="P48">openssl req -new -x509 -keyout server.pem -nodes -out server.pem -days 1000</text:p>
            <text:p text:style-name="P51">chown demouser:demouser server.pem</text:p>
          </table:table-cell>
        </table:table-row>
      </table:table>
      <text:p text:style-name="P15"/>
      <text:p text:style-name="P15"/>
      <text:p text:style-name="P15"><text:soft-page-break/>- <text:span text:style-name="T10">Enter this information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0">Country Name (2 letter code) [AU]:US</text:p>
            <text:p text:style-name="P40">State or Province Name (full name) [Some-State]:Utah</text:p>
            <text:p text:style-name="P40">Locality Name (eg, city) []:Logan</text:p>
            <text:p text:style-name="P40">Organization Name (eg, company) [Internet Widgits Pty Ltd]:Utah State University</text:p>
            <text:p text:style-name="P40">Organizational Unit Name (eg, section) []:Utah Water Research Laboratory</text:p>
            <text:p text:style-name="P40">Common Name (e.g. server FQDN or YOUR name) []:127.0.0.1</text:p>
            <text:p text:style-name="P40">Email Address []:ahmetartu@aggiemail.usu.edu</text:p>
          </table:table-cell>
        </table:table-row>
      </table:table>
      <text:p text:style-name="P15"/>
      <text:p text:style-name="P19">- Configure lighttpd configuration file /etc/lighttpd/lighttpd.conf to use this certificate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49">ssl.engine = "enable"</text:p>
            <text:p text:style-name="P49">ssl.pemfile = "/etc/lighttpd/certs/server.pem"</text:p>
          </table:table-cell>
        </table:table-row>
      </table:table>
      <text:p text:style-name="P16"/>
      <text:p text:style-name="P16">- <text:span text:style-name="T12">Test it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1"><text:span text:style-name="T13">w3m </text:span>https://127.0.0.1:443/hello</text:p>
          </table:table-cell>
        </table:table-row>
      </table:table>
      <text:p text:style-name="P16"/>
      <text:h text:style-name="Heading_20_2" text:outline-level="2">2. Installation of PostgreSQL and HydroGate database </text:h>
      <text:p text:style-name="Text_20_body"/>
      <text:p text:style-name="Text_20_body">- <text:span text:style-name="T14">Install postgresql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42">sudo apt-get install postgresql postgresql-contrib</text:p>
          </table:table-cell>
        </table:table-row>
      </table:table>
      <text:p text:style-name="Text_20_body"/>
      <text:p text:style-name="Text_20_body">- <text:span text:style-name="T14">Set password of postgres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2">sudo -u postgres psql</text:p>
            <text:p text:style-name="P42">alter user postgres with password '<text:bookmark-start text:name="__DdeLink__454_1597845017"/><text:bookmark-start text:name="__DdeLink__447_1597845017"/><text:bookmark-start text:name="__DdeLink__451_241484425"/><text:bookmark-start text:name="__DdeLink__458_241484425"/>HpcgetawaY$123<text:bookmark-end text:name="__DdeLink__454_1597845017"/><text:bookmark-end text:name="__DdeLink__447_1597845017"/><text:bookmark-end text:name="__DdeLink__451_241484425"/><text:bookmark-end text:name="__DdeLink__458_241484425"/>';</text:p>
            <text:p text:style-name="P42">\q</text:p>
          </table:table-cell>
        </table:table-row>
      </table:table>
      <text:p text:style-name="Text_20_body"/>
      <text:p text:style-name="P21">- <text:span text:style-name="T15">Change authentication for postgres in file “/etc/postgresql/9.1/main/pg_hba.conf” from peer to md5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3">local <text:s text:c="2"/>all <text:s text:c="12"/>postgres <text:s text:c="31"/>md5</text:p>
          </table:table-cell>
        </table:table-row>
      </table:table>
      <text:p text:style-name="P22"><text:s/></text:p>
      <text:p text:style-name="P20">- <text:span text:style-name="T16">The database is backed up by this command (optional)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44">pg_dump -U postgres hpcdb | gzip &gt; hydrogate_db.gz</text:p>
          </table:table-cell>
        </table:table-row>
      </table:table>
      <text:p text:style-name="P20"/>
      <text:p text:style-name="P20"><text:soft-page-break/>- <text:span text:style-name="T17">Restore the database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50">su -</text:p>
            <text:p text:style-name="Preformatted_20_Text">createdb -<text:span text:style-name="T17">U postgres </text:span><text:span text:style-name="Teletype"><text:span text:style-name="T17">hpcdb</text:span></text:span></text:p>
            <text:p text:style-name="P52">gunzip -c <text:span text:style-name="T17">/home/demouser/dev/hydrogate/sql/hydrogate_db.gz</text:span> | psql -<text:span text:style-name="T17">U </text:span><text:span text:style-name="Teletype"><text:span text:style-name="T17">postgres hpcdb</text:span></text:span></text:p>
          </table:table-cell>
        </table:table-row>
      </table:table>
      <text:p text:style-name="P20"/>
      <text:h text:style-name="Heading_20_2" text:outline-level="2">3. Installation of Hydrogate</text:h>
      <text:p text:style-name="Text_20_body"/>
      <text:p text:style-name="Text_20_body">- <text:span text:style-name="T18">Install required development libraries and compile hydrogate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45">sudo apt-get install libpq-dev</text:p>
            <text:p text:style-name="P45">sudo apt-get install libssl-dev</text:p>
            <text:p text:style-name="P45">sudo apt-get install libssh2-1-dev</text:p>
            <text:p text:style-name="P45">sudo apt-get install uuid-dev</text:p>
            <text:p text:style-name="P45">sudo apt-get install libxml++2.6-dev</text:p>
            <text:p text:style-name="P45">sudo apt-get install libcurl4-openssl-dev</text:p>
            <text:p text:style-name="P46">make -f nbproject/Makefile-Release.mk QMAKE= SUBPROJECTS= .build-conf</text:p>
          </table:table-cell>
        </table:table-row>
      </table:table>
      <text:p text:style-name="Text_20_body"/>
      <text:p text:style-name="Text_20_body">– <text:span text:style-name="T19">Install hydrogate under www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46">cp ./dist/Release/GNU-Linux-x86/hydrogate /home/demouser/www/</text:p>
            <text:p text:style-name="P46">cp configfastcgi.js /home/demouser/www/</text:p>
          </table:table-cell>
        </table:table-row>
      </table:table>
      <text:p text:style-name="Text_20_body"/>
      <text:p text:style-name="P23">- <text:span text:style-name="T19">Modify /etc/lighttpd/lighttpd.conf and restart the server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47">"/hydrogate" =&gt; ((</text:p>
            <text:p text:style-name="P46"><text:s text:c="3"/>"bin-path" =&gt; "/home/demouser/www/<text:span text:style-name="T22">bin/</text:span>hydrogate -c /home/demouser/www/<text:span text:style-name="T22">bin/</text:span>configfastcgi.js"</text:p>
            <text:p text:style-name="P47">))</text:p>
            <text:p text:style-name="P47"/>
            <text:p text:style-name="P46"># and then deny access to js files directly that contains configuration of hydrogate</text:p>
            <text:p text:style-name="P46">url.access-deny <text:s text:c="12"/>= ( "~", ".inc", <text:span text:style-name="T20">".js"</text:span> )</text:p>
          </table:table-cell>
        </table:table-row>
      </table:table>
      <text:p text:style-name="P23"/>
      <text:p text:style-name="P23">- <text:span text:style-name="T21">Create bin data and log folders and put the release binary into bin folder using install.sh script</text:span></text:p>
      <text:p text:style-name="P23">- <text:span text:style-name="T19">Restart the server, note that, interestingly stop then start causing to not load the database. So restart the web server after you install the program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46">sudo /etc/init.d/lighttpd restart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.artu </meta:initial-creator>
    <meta:creation-date>2015-01-22T22:34:53.285637121</meta:creation-date>
    <dc:date>2015-05-13T00:03:43.232251211</dc:date>
    <meta:editing-duration>PT13H19M27S</meta:editing-duration>
    <meta:editing-cycles>37</meta:editing-cycles>
    <meta:generator>LibreOffice/4.4.1.2$Linux_X86_64 LibreOffice_project/45e2de17089c24a1fa810c8f975a7171ba4cd432</meta:generator>
    <meta:document-statistic meta:table-count="28" meta:image-count="0" meta:object-count="0" meta:page-count="5" meta:paragraph-count="123" meta:word-count="662" meta:character-count="5319" meta:non-whitespace-character-count="4579"/>
  </office:meta>
</office:document-meta>
</file>